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ohit Bengali" svg:font-family="'Lohit Bengali'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oma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oma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oma"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Loma" fo:font-size="15pt" fo:font-weight="bold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ohit Bengali"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dc2300"/>
    </style:style>
    <style:style style:name="T2" style:family="text">
      <style:text-properties fo:color="#008000"/>
    </style:style>
    <style:style style:name="T3" style:family="text">
      <style:text-properties fo:color="#000000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Identificación Clases de Diseño</text:p>
      <text:p text:style-name="P1">Caso de uso CU0008 – Registrar Usuario</text:p>
      <text:p text:style-name="P2"/>
      <text:p text:style-name="P3"/>
      <text:list xml:id="list965178573" text:style-name="L1">
        <text:list-item>
          <text:p text:style-name="P4">Clase <text:span text:style-name="T2">registro</text:span></text:p>
        </text:list-item>
        <text:list-item>
          <text:p text:style-name="P4"><text:span text:style-name="T3">Clase</text:span><text:span text:style-name="T2"> controlDeRegistro</text:span></text:p>
        </text:list-item>
        <text:list-item>
          <text:p text:style-name="P4"><text:span text:style-name="T3">Clase</text:span><text:span text:style-name="T2"> usuario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ohit Bengali" svg:font-family="'Lohit Bengali'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e </meta:initial-creator>
    <meta:creation-date>2011-06-21T10:38:39</meta:creation-date>
    <dc:date>2011-06-21T10:56:29</dc:date>
    <dc:creator>Marce </dc:creator>
    <meta:editing-duration>PT17M50S</meta:editing-duration>
    <meta:editing-cycles>4</meta:editing-cycles>
    <meta:generator>LibreOffice/3.3$Linux LibreOffice_project/330m19$Build-202</meta:generator>
    <meta:document-statistic meta:table-count="0" meta:image-count="0" meta:object-count="0" meta:page-count="1" meta:paragraph-count="5" meta:word-count="18" meta:character-count="120"/>
  </office:meta>
</office:document-meta>
</file>